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1.0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4.053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3.552cm" fo:break-before="auto" style:use-optimal-row-height="true"/>
    </style:style>
    <style:style style:name="ro8" style:family="table-row">
      <style:table-row-properties style:row-height="3.053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false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style:shrink-to-fit="true" fo:border-top="0.002cm solid #000000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fals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false"/>
    </style:style>
    <style:style style:name="ce5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fals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 fo:hyphenate="false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 fo:hyphenate="fals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true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style:shrink-to-fit="true" fo:border-top="0.002cm solid #000000" style:vertical-align="middl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tru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text-line-through-style="none" style:font-name="Times New Roman" fo:font-size="12pt" style:text-underline-style="none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true"/>
    </style:style>
    <style:style style:name="ce20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fo:hyphenate="true"/>
    </style:style>
    <style:style style:name="ce2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center" fo:margin-left="0cm"/>
      <style:text-properties style:text-line-through-style="none" style:font-name="Times New Roman" fo:font-size="12pt" style:text-underline-style="none" style:font-size-asian="12pt" style:font-size-complex="12pt" fo:hyphenate="true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justify"/>
      <style:text-properties style:text-line-through-style="none" style:font-name="Times New Roman" fo:font-size="12pt" style:text-underline-style="none" style:font-size-asian="12pt" style:font-size-complex="12pt" fo:hyphenate="true"/>
    </style:style>
    <style:style style:name="ce2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style:shrink-to-fit="true" fo:border-top="0.002cm solid #000000" style:vertical-align="middl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fo:hyphenate="false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essenciai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Aminoácidos Essenciais</text:p>
          </table:table-cell>
          <table:covered-table-cell table:style-name="ce4"/>
          <table:covered-table-cell table:style-name="ce6"/>
          <table:table-cell table:style-name="ce8" table:number-columns-repeated="1021"/>
        </table:table-row>
        <table:table-row table:style-name="ro1">
          <table:table-cell table:style-name="ce2" office:value-type="string">
            <text:p>Abrev.</text:p>
          </table:table-cell>
          <table:table-cell table:style-name="ce5" office:value-type="string">
            <text:p>Aminoácido</text:p>
          </table:table-cell>
          <table:table-cell table:style-name="ce7" office:value-type="string">
            <text:p>Funçã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is</text:p>
          </table:table-cell>
          <table:table-cell table:style-name="ce5" office:value-type="string">
            <text:p>Histidina</text:p>
            <text:p><text:span text:style-name="T1">Histidine</text:span></text:p>
          </table:table-cell>
          <table:table-cell table:style-name="ce7" office:value-type="string">
            <text:p>absorve ultravioleta na pele. É importante na produção de células vermelhas e brancas, sendo usado no tratamento de anemias, doenças alérgicas, artrite, reumatismo e úlceras digestivas;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le</text:p>
          </table:table-cell>
          <table:table-cell table:style-name="ce5" office:value-type="string">
            <text:p>Isoleucina</text:p>
            <text:p><text:span text:style-name="T1">Isoleucine</text:span></text:p>
          </table:table-cell>
          <table:table-cell table:style-name="ce7" office:value-type="string">
            <text:p>essencial na formação de hemoglobina. É usado para a obtenção de energia pelo tecido muscular e para prevenir perda muscular em pessoas debilitadas;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eu</text:p>
          </table:table-cell>
          <table:table-cell table:style-name="ce5" office:value-type="string">
            <text:p>Leucina</text:p>
            <text:p><text:span text:style-name="T1">Leucine</text:span></text:p>
          </table:table-cell>
          <table:table-cell table:style-name="ce7" office:value-type="string">
            <text:p>usado como fonte de energia, ajuda a reduzir a queda de proteína muscular. Modula o aumento dos precursores neurotransmissores pelo cérebro, assim como a liberação das encefalinas, que impedem a passagem dos sinais de dor para o sistema nervoso. Promove cicatrização da pele e de ossos quebrados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ys</text:p>
            <text:p>Lis</text:p>
          </table:table-cell>
          <table:table-cell table:style-name="ce5" office:value-type="string">
            <text:p>Lisina</text:p>
            <text:p><text:span text:style-name="T1">Lysine</text:span></text:p>
          </table:table-cell>
          <table:table-cell table:style-name="ce7" office:value-type="string">
            <text:p>inibe vírus e é usado no tratamento de herpes simples. Ajuda no crescimento ósseo, auxiliando a formação do colágeno, a fibra protéica que produz ossos, cartilagem e outros tecidos conectivos. Baixos níveis de lisina podem diminuir a síntese protéica, afetando os músculos e tecidos de conexão. Este aminoácido, combinado à vitamina C, forma a l-carnitina, um bioquímico que possibilita ao tecido muscular usar oxigênio com mais eficiência, retardando a fadiga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et</text:p>
          </table:table-cell>
          <table:table-cell table:style-name="ce5" office:value-type="string">
            <text:p>Metionina</text:p>
            <text:p><text:span text:style-name="T1">Methionine</text:span></text:p>
          </table:table-cell>
          <table:table-cell table:style-name="ce7" office:value-type="string">
            <text:p>precursor da cistina e da creatina, ajuda a aumentar os níveis antioxidantes (glutathione) e reduzir os níveis de colesterol no sangue. Também ajuda na remoção de restos tóxicos do fígado e na regeneração deste órgão e dos rins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Phe</text:p>
            <text:p>Fen</text:p>
          </table:table-cell>
          <table:table-cell table:style-name="ce5" office:value-type="string">
            <text:p>Fenilalanina</text:p>
            <text:p><text:span text:style-name="T1">Phenylalanine</text:span></text:p>
          </table:table-cell>
          <table:table-cell table:style-name="ce7" office:value-type="string">
            <text:p>maior percursor da tirosina, melhora o aprendizado, a memória, o temperamento e o alerta mental. É usado no tratamento de alguns tipos de depressão. Elemento principal na produção de colágeno, também tira o apetite;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</text:p>
            <text:p>The</text:p>
          </table:table-cell>
          <table:table-cell table:style-name="ce5" office:value-type="string">
            <text:p>Treonina</text:p>
            <text:p><text:span text:style-name="T1">Threonine</text:span></text:p>
          </table:table-cell>
          <table:table-cell table:style-name="ce7" office:value-type="string">
            <text:p>desintoxicante, ajuda a prevenir o aumento de gordura no fígado. Componente importante do colágeno, é encontrado em baixos níveis nos vegetarianos;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rp</text:p>
            <text:p>Tri</text:p>
          </table:table-cell>
          <table:table-cell table:style-name="ce5" office:value-type="string">
            <text:p>Triptofano</text:p>
            <text:p><text:span text:style-name="T1">Tryptophan</text:span></text:p>
          </table:table-cell>
          <table:table-cell table:style-name="ce7" office:value-type="string">
            <text:p>é utilizado pelo cérebro na produção de serotonina, um neurotransmissor que leva as mensagens entre o cérebro e um dos mecanismos bioquímicos do sono existentes no organismo, portanto oferecendo efeito calmante. Encontrado nas fontes de comidas naturais, promove sonolência, por isso deve ser consumido à noite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Val</text:p>
          </table:table-cell>
          <table:table-cell table:style-name="ce5" office:value-type="string">
            <text:p>Valina</text:p>
            <text:p><text:span text:style-name="T1">Valine</text:span></text:p>
          </table:table-cell>
          <table:table-cell table:style-name="ce7" office:value-type="string">
            <text:p>não é processado pelo fígado, mas é ativamente absorvido pelos músculos, sendo fundamental no metabolismo dos ácidos líquidos adiposos. Influencia a tomada, pelo cérebro, de outros neurotransmissores (triptofano, fenilalanina, tirosina).</text:p>
          </table:table-cell>
          <table:table-cell table:number-columns-repeated="1021"/>
        </table:table-row>
        <table:table-row table:style-name="ro6" table:number-rows-repeated="655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spensávei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9" office:value-type="string" table:number-columns-spanned="3" table:number-rows-spanned="1">
            <text:p>Aminoácidos Dispensáveis</text:p>
          </table:table-cell>
          <table:covered-table-cell table:style-name="ce11"/>
          <table:covered-table-cell table:style-name="ce13"/>
          <table:table-cell table:style-name="ce8" table:number-columns-repeated="1021"/>
        </table:table-row>
        <table:table-row table:style-name="ro1">
          <table:table-cell table:style-name="ce10" office:value-type="string">
            <text:p>Abrev.</text:p>
          </table:table-cell>
          <table:table-cell table:style-name="ce12" office:value-type="string">
            <text:p>Aminoácido</text:p>
          </table:table-cell>
          <table:table-cell table:style-name="ce14" office:value-type="string">
            <text:p>Função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Ala</text:p>
          </table:table-cell>
          <table:table-cell table:style-name="ce12" office:value-type="string">
            <text:p>Alanina</text:p>
            <text:p><text:span text:style-name="T1">Alanine</text:span></text:p>
          </table:table-cell>
          <table:table-cell table:style-name="ce15" office:value-type="string">
            <text:p>é o componente principal do tecido de conexão, elemento intermediário do ciclo glucose-alanina, que permite que os músculos e outros tecidos tirem energia dos aminoácidos e obtenham sistema de imunização. Ajuda a melhorar o sistema imunológico;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Arg</text:p>
          </table:table-cell>
          <table:table-cell table:style-name="ce12" office:value-type="string">
            <text:p>Arginina</text:p>
            <text:p><text:span text:style-name="T1">Arginine</text:span></text:p>
          </table:table-cell>
          <table:table-cell table:style-name="ce15" office:value-type="string">
            <text:p>pode aumentar a secreção de insulina, glucagon e GH. Ajuda na reabilitação de ferimentos, na formação de colágeno e estimula o sistema imunológico. É precursor da creatina e do ácido gama amino buturico (GABA , um neurotransmissor do cérebro). Pode aumentar a contagem de esperma e a resposta T-lymphocyte. Vital para o funcionamento da glândula pituitária, deve ser tomada antes de dormir. Ela aumenta a produção do hormônio do crescimento;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Asp</text:p>
          </table:table-cell>
          <table:table-cell table:style-name="ce12" office:value-type="string">
            <text:p>Ácido Aspártico</text:p>
            <text:p><text:span text:style-name="T1">Aspartic Acid</text:span></text:p>
          </table:table-cell>
          <table:table-cell table:style-name="ce15" office:value-type="string">
            <text:p>reduz os níveis de amônia depois dos exercícios, auxiliando na sua eliminação, além de proteger o sistema nervoso central. Ajuda a converter carboidratos em energia muscular e a melhorar o sistema imunológico;</text:p>
          </table:table-cell>
          <table:table-cell table:number-columns-repeated="1021"/>
        </table:table-row>
        <table:table-row table:style-name="ro7">
          <table:table-cell table:style-name="ce10" office:value-type="string">
            <text:p>Cys</text:p>
            <text:p>Cis</text:p>
          </table:table-cell>
          <table:table-cell table:style-name="ce12" office:value-type="string">
            <text:p>Cisteina</text:p>
            <text:p><text:span text:style-name="T1">Cysteine</text:span></text:p>
          </table:table-cell>
          <table:table-cell table:style-name="ce15" office:value-type="string">
            <text:p>em conjunto com outras substâncias, auxilia na desintoxicação do organismo, aumentando a eficiência do processo de recuperação e resistência a doenças. Por isso, ajuda a prevenir danos oriundos do álcool e do tabaco. Estimula a atividade das células brancas no sangue. É a principal fonte de enxofre em uma dieta. Auxilia também no crescimento dos cabelos, unhas e na conservação da pele;</text:p>
          </table:table-cell>
          <table:table-cell table:number-columns-repeated="1021"/>
        </table:table-row>
        <table:table-row table:style-name="ro5">
          <table:table-cell table:style-name="ce10" office:value-type="string">
            <text:p>Gln</text:p>
          </table:table-cell>
          <table:table-cell table:style-name="ce12" office:value-type="string">
            <text:p>Glutamina</text:p>
            <text:p><text:span text:style-name="T1">Glutamine</text:span></text:p>
          </table:table-cell>
          <table:table-cell table:style-name="ce15" office:value-type="string">
            <text:p>é o aminoácido mais abundante, essencial nas funções do sistema imunológico. Também é importante fonte de energia, especialmente para os rins e intestinos durante restrições calóricas. No cérebro, ajuda a memória e estimula a inteligência e a concentração;</text:p>
          </table:table-cell>
          <table:table-cell table:number-columns-repeated="1021"/>
        </table:table-row>
        <table:table-row table:style-name="ro3">
          <table:table-cell table:style-name="ce10" office:value-type="string">
            <text:p>Glu</text:p>
          </table:table-cell>
          <table:table-cell table:style-name="ce12" office:value-type="string">
            <text:p>Ácido Glutâmico</text:p>
            <text:p><text:span text:style-name="T1">Glutamic Acid</text:span></text:p>
          </table:table-cell>
          <table:table-cell table:style-name="ce15" office:value-type="string">
            <text:p>precursor da glutamina, prolina, ornitina, arginina, glutathon e gaba, é uma fonte potencial de energia, importante no metabolismo do cérebro e de outros aminoácidos. É conhecido como o "combustível do cérebro". Também é necessário para a saúde do sistema nervoso;</text:p>
          </table:table-cell>
          <table:table-cell table:number-columns-repeated="1021"/>
        </table:table-row>
        <table:table-row table:style-name="ro8">
          <table:table-cell table:style-name="ce10" office:value-type="string">
            <text:p>Gly</text:p>
            <text:p>Gli</text:p>
          </table:table-cell>
          <table:table-cell table:style-name="ce12" office:value-type="string">
            <text:p>Glicina</text:p>
            <text:p><text:span text:style-name="T1">Glycine</text:span></text:p>
          </table:table-cell>
          <table:table-cell table:style-name="ce15" office:value-type="string">
            <text:p>ajuda na fabricação de outros aminoácidos e é parte da estrutura da hemoglobina e cytocromos (enzimas envolvidas na produção de energia). Tem um efeito calmante e é usado muitas vezes para tratar pessoas maníaco-depressivas e agressivas. Reduz a vontade de comer açúcar. Também é necessário para a conservação da pele e dos tecidos musculares;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Pro</text:p>
          </table:table-cell>
          <table:table-cell table:style-name="ce12" office:value-type="string">
            <text:p>Prolina</text:p>
            <text:p><text:span text:style-name="T1">Proline</text:span></text:p>
          </table:table-cell>
          <table:table-cell table:style-name="ce15" office:value-type="string">
            <text:p>é o ingrediente mais importante do colágeno. Essencial na formação de tecido de conexão e músculo do coração, é facilmente mobilizado para energia muscular;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er</text:p>
          </table:table-cell>
          <table:table-cell table:style-name="ce12" office:value-type="string">
            <text:p>Serina</text:p>
            <text:p><text:span text:style-name="T1">Serine</text:span></text:p>
          </table:table-cell>
          <table:table-cell table:style-name="ce15" office:value-type="string">
            <text:p>importante na produção de energia das células, ajuda a memória e funções do sistema nervoso. Melhora o sistema imunológico, produzindo imunoglobulinas e anticorpos;</text:p>
          </table:table-cell>
          <table:table-cell table:number-columns-repeated="1021"/>
        </table:table-row>
        <table:table-row table:style-name="ro9">
          <table:table-cell table:style-name="ce10" office:value-type="string">
            <text:p>Tyr</text:p>
            <text:p>Tir</text:p>
          </table:table-cell>
          <table:table-cell table:style-name="ce12" office:value-type="string">
            <text:p>Tirosina</text:p>
            <text:p><text:span text:style-name="T1">Tyrosine</text:span></text:p>
          </table:table-cell>
          <table:table-cell table:style-name="ce15" office:value-type="string">
            <text:p>precursor dos neurotransmissores dopamina, norepinefrina e epinefrina. Aumenta a sensação de bem-estar.</text:p>
          </table:table-cell>
          <table:table-cell table:number-columns-repeated="102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dicionalmente indispensáveis" table:style-name="ta1" table:print="false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21" table:default-cell-style-name="Default"/>
        <table:table-row table:style-name="ro1">
          <table:table-cell table:style-name="ce16" office:value-type="string" table:number-columns-spanned="3" table:number-rows-spanned="1">
            <text:p>Aminoácidos Condicionalmente Indispensáveis</text:p>
          </table:table-cell>
          <table:covered-table-cell table:style-name="ce19"/>
          <table:covered-table-cell table:style-name="ce21"/>
          <table:table-cell table:style-name="ce8" table:number-columns-repeated="1021"/>
        </table:table-row>
        <table:table-row table:style-name="ro1">
          <table:table-cell table:style-name="ce17" office:value-type="string">
            <text:p>Abrev.</text:p>
          </table:table-cell>
          <table:table-cell table:style-name="ce20" office:value-type="string">
            <text:p>Aminoácido</text:p>
          </table:table-cell>
          <table:table-cell table:style-name="ce22" office:value-type="string">
            <text:p>Função</text:p>
          </table:table-cell>
          <table:table-cell table:number-columns-repeated="1021"/>
        </table:table-row>
        <table:table-row table:style-name="ro7">
          <table:table-cell table:style-name="ce17" office:value-type="string">
            <text:p>Arg</text:p>
          </table:table-cell>
          <table:table-cell table:style-name="ce20" office:value-type="string">
            <text:p>Arginina</text:p>
            <text:p><text:span text:style-name="T1">Arginine</text:span></text:p>
          </table:table-cell>
          <table:table-cell table:style-name="ce23" office:value-type="string">
            <text:p>pode aumentar a secreção de insulina, glucagon e GH. Ajuda na reabilitação de ferimentos, na formação de colágeno e estimula o sistema imunológico. É precursor da creatina e do ácido gama amino buturico (GABA, um neurotransmissor do cérebro). Pode aumentar a contagem de esperma e a resposta T-lymphocyte. Vital para o funcionamento da glândula pituitária, deve ser tomada antes de dormir. Ela aumenta a produção do hormônio do crescimento;</text:p>
          </table:table-cell>
          <table:table-cell table:number-columns-repeated="1021"/>
        </table:table-row>
        <table:table-row table:style-name="ro8">
          <table:table-cell table:style-name="ce17" office:value-type="string">
            <text:p>Cys</text:p>
            <text:p>Cis</text:p>
          </table:table-cell>
          <table:table-cell table:style-name="ce20" office:value-type="string">
            <text:p>Cisteina</text:p>
            <text:p><text:span text:style-name="T1">Cysteine</text:span></text:p>
          </table:table-cell>
          <table:table-cell table:style-name="ce23" office:value-type="string">
            <text:p>em conjunto com outras substâncias, auxilia na desintoxicação do organismo, aumentando a eficiência do processo de recuperação e resistência a doenças. Por isso, ajuda a prevenir danos oriundos do álcool e do tabaco. Estimula a atividade das células brancas no sangue. É a principal fonte de enxofre em uma dieta. Auxilia também no crescimento dos cabelos, unhas e na conservação da pele;</text:p>
          </table:table-cell>
          <table:table-cell table:number-columns-repeated="1021"/>
        </table:table-row>
        <table:table-row table:style-name="ro9">
          <table:table-cell table:style-name="ce17" office:value-type="string">
            <text:p>Tyr</text:p>
            <text:p>Tir</text:p>
          </table:table-cell>
          <table:table-cell table:style-name="ce20" office:value-type="string">
            <text:p>Tirosina</text:p>
            <text:p><text:span text:style-name="T1">Tyrosine</text:span></text:p>
          </table:table-cell>
          <table:table-cell table:style-name="ce23" office:value-type="string">
            <text:p>precursor dos neurotransmissores dopamina, norepinefrina e epinefrina. Aumenta a sensação de bem-estar.</text:p>
          </table:table-cell>
          <table:table-cell table:number-columns-repeated="1021"/>
        </table:table-row>
        <table:table-row table:style-name="ro6" table:number-rows-repeated="6553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12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uel B. Oldra</meta:initial-creator>
    <meta:creation-date>2009-06-16T23:06:11.71</meta:creation-date>
    <dc:date>2009-10-20T12:53:43.61</dc:date>
    <dc:creator>Samuel Brando Oldra</dc:creator>
    <meta:editing-duration>PT02H26M45S</meta:editing-duration>
    <meta:editing-cycles>18</meta:editing-cycles>
    <meta:generator>OpenOffice.org/3.1$Win32 OpenOffice.org_project/310m11$Build-9399</meta:generator>
    <meta:document-statistic meta:table-count="3" meta:cell-count="78" meta:object-count="0"/>
    <meta:user-defined meta:name="Info 2"/>
    <meta:user-defined meta:name="Info 3"/>
    <meta:user-defined meta:name="Info 4"/>
    <meta:user-defined meta:name="qrichtext">1</meta:user-defined>
  </office:meta>
</office:document-meta>
</file>